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f7eb" officeooo:paragraph-rsid="001af7eb"/>
    </style:style>
    <style:style style:name="P2" style:family="paragraph" style:parent-style-name="Standard">
      <style:text-properties officeooo:rsid="001af7eb" officeooo:paragraph-rsid="001afe78"/>
    </style:style>
    <style:style style:name="P3" style:family="paragraph" style:parent-style-name="Standard">
      <style:text-properties officeooo:rsid="001af7eb" officeooo:paragraph-rsid="001af7eb"/>
    </style:style>
    <style:style style:name="P4" style:family="paragraph" style:parent-style-name="Standard">
      <style:text-properties officeooo:rsid="001af7eb" officeooo:paragraph-rsid="001ca5f5"/>
    </style:style>
    <style:style style:name="P5" style:family="paragraph" style:parent-style-name="Standard">
      <style:text-properties officeooo:rsid="001baa1a" officeooo:paragraph-rsid="001baa1a"/>
    </style:style>
    <style:style style:name="P6" style:family="paragraph" style:parent-style-name="Standard">
      <style:text-properties officeooo:rsid="001dc1b3" officeooo:paragraph-rsid="001dc1b3"/>
    </style:style>
    <style:style style:name="T1" style:family="text">
      <style:text-properties officeooo:rsid="001afe78"/>
    </style:style>
    <style:style style:name="T2" style:family="text">
      <style:text-properties officeooo:rsid="001baa1a"/>
    </style:style>
    <style:style style:name="T3" style:family="text">
      <style:text-properties officeooo:rsid="001af7eb"/>
    </style:style>
    <style:style style:name="T4" style:family="text">
      <style:text-properties officeooo:rsid="001bf47e"/>
    </style:style>
    <style:style style:name="T5" style:family="text">
      <style:text-properties officeooo:rsid="001ca5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define cle_boiteauxlettres 10 </text:p>
      <text:p text:style-name="P2">#define cle_shmem 20</text:p>
      <text:p text:style-name="P6">#define cle_mutex_shmem 21</text:p>
      <text:p text:style-name="P2"/>
      <text:p text:style-name="P5">int i_prio = 0 ;</text:p>
      <text:p text:style-name="P5">int n_prio = 0 ;<text:span text:style-name="T3"> </text:span></text:p>
      <text:p text:style-name="P1"/>
      <text:p text:style-name="P1">Generation traffic {</text:p>
      <text:p text:style-name="P1"><text:tab/>creer boite aux lettres </text:p>
      <text:p text:style-name="P1"><text:tab/>attachement à boite aux lettres</text:p>
      <text:p text:style-name="P1"><text:tab/>while(1) {</text:p>
      <text:p text:style-name="P1"><text:tab/><text:tab/>n=random( 1...4);</text:p>
      <text:p text:style-name="P1"><text:tab/><text:tab/>i=random( 1..4) </text:p>
      <text:p text:style-name="P1"><text:tab/><text:tab/>while (i==n) {</text:p>
      <text:p text:style-name="P1"><text:tab/><text:tab/><text:tab/>i=random(1..4)</text:p>
      <text:p text:style-name="P1"><text:tab/><text:tab/>}</text:p>
      <text:p text:style-name="P1"><text:tab/><text:tab/>ecrire i et n dans boite aux lettres</text:p>
      <text:p text:style-name="P1"><text:tab/>}</text:p>
      <text:p text:style-name="P1">}</text:p>
      <text:p text:style-name="P1"/>
      <text:p text:style-name="P1">Generation traffic prio {</text:p>
      <text:p text:style-name="P1"><text:tab/>attacher shmem</text:p>
      <text:p text:style-name="P1"><text:tab/>while(1) {</text:p>
      <text:p text:style-name="P1"><text:tab/><text:tab/>t=random</text:p>
      <text:p text:style-name="P1"><text:tab/><text:tab/></text:p>
      <text:p text:style-name="P1"><text:tab/><text:tab/>n_<text:span text:style-name="T4">prio</text:span>=random( 1...4);</text:p>
      <text:p text:style-name="P1"><text:tab/><text:tab/>i_<text:span text:style-name="T4">prio</text:span>=random( 1..4) </text:p>
      <text:p text:style-name="P1"><text:tab/><text:tab/>while (i_<text:span text:style-name="T4">prio</text:span>==n_<text:span text:style-name="T4">prio</text:span>) {</text:p>
      <text:p text:style-name="P1"><text:tab/><text:tab/><text:tab/>i_<text:span text:style-name="T4">prio</text:span>=random(1..4)</text:p>
      <text:p text:style-name="P1"><text:tab/><text:tab/>}</text:p>
      <text:p text:style-name="P1"><text:tab/><text:tab/>SIG<text:span text:style-name="T1">USR1</text:span>(coordinateur)</text:p>
      <text:p text:style-name="P1"><text:tab/>}</text:p>
      <text:p text:style-name="P1"><text:tab/>wait(t)</text:p>
      <text:p text:style-name="P1">}</text:p>
      <text:p text:style-name="P1"/>
      <text:p text:style-name="P1">Generation traffic {</text:p>
      <text:p text:style-name="P1"><text:tab/>creer boite aux lettres </text:p>
      <text:p text:style-name="P1"><text:tab/>attachement à boite aux lettres</text:p>
      <text:p text:style-name="P1"><text:tab/>while(1) {</text:p>
      <text:p text:style-name="P1"><text:tab/><text:tab/>n=random( 1...4);</text:p>
      <text:p text:style-name="P1"><text:tab/><text:tab/>i=random( 1..4) </text:p>
      <text:p text:style-name="P1"><text:tab/><text:tab/>while (i==n) {</text:p>
      <text:p text:style-name="P1"><text:tab/><text:tab/><text:tab/>i=random(1..4)</text:p>
      <text:p text:style-name="P1"><text:tab/><text:tab/>}</text:p>
      <text:p text:style-name="P1"><text:tab/><text:tab/>ecrire i et n dans boite aux lettres</text:p>
      <text:p text:style-name="P1"><text:tab/>}</text:p>
      <text:p text:style-name="P1">}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Feux{</text:p>
      <text:p text:style-name="P1"><text:tab/>attacher shmem</text:p>
      <text:p text:style-name="P1"><text:tab/>redirection signal coordinateur vers fonction : gestion prio</text:p>
      <text:p text:style-name="P1"><text:tab/>k:=0;</text:p>
      <text:p text:style-name="P1"><text:tab/>wait(5)</text:p>
      <text:p text:style-name="P1"><text:tab/>k++;</text:p>
      <text:p text:style-name="P1"><text:tab/>if(k%2 == 0) {</text:p>
      <text:p text:style-name="P1"><text:tab/><text:tab/><text:span text:style-name="T5">feux </text:span>1 et 3 sont verts</text:p>
      <text:p text:style-name="P1"><text:tab/>}</text:p>
      <text:p text:style-name="P1"><text:tab/>else {</text:p>
      <text:p text:style-name="P1"><text:tab/><text:tab/><text:span text:style-name="T5">feux </text:span>2 et 4 sont verts</text:p>
      <text:p text:style-name="P1"><text:tab/>}</text:p>
      <text:p text:style-name="P4"><text:tab/><text:span text:style-name="T5">msgsnd(</text:span>cle_sem_shmem,<text:span text:style-name="T5">etat des feux)</text:span> </text:p>
      <text:p text:style-name="P1">}</text:p>
      <text:p text:style-name="P1"/>
      <text:p text:style-name="P1">gestion prio {</text:p>
      <text:p text:style-name="P1"><text:tab/>n_<text:span text:style-name="T5">prio</text:span> <text:span text:style-name="T5">passe au vert</text:span></text:p>
      <text:p text:style-name="P1"><text:tab/><text:span text:style-name="T5">les autres feux sont</text:span> rouge</text:p>
      <text:p text:style-name="P1">}</text:p>
      <text:p text:style-name="P1"/>
      <text:p text:style-name="P1">Coordinateur {</text:p>
      <text:p text:style-name="P1"><text:tab/>attacher shmem</text:p>
      <text:p text:style-name="P1"><text:tab/>attacher boite aux lettre</text:p>
      <text:p text:style-name="P1"/>
      <text:p text:style-name="P1"><text:tab/><text:span text:style-name="T2">alarm(SIGUSR1, gestion_prio)</text:span></text:p>
      <text:p text:style-name="P2"/>
      <text:p text:style-name="P2"><text:tab/></text:p>
      <text:p text:style-name="P1"><text:tab/>envoyer etat feux shmem</text:p>
      <text:p text:style-name="P1">}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nin Robin</meta:initial-creator>
    <meta:creation-date>2015-11-23T17:23:46.412472030</meta:creation-date>
    <dc:date>2015-11-26T14:22:28.961911030</dc:date>
    <dc:creator>Bonnin Robin</dc:creator>
    <meta:editing-duration>PT16M49S</meta:editing-duration>
    <meta:editing-cycles>6</meta:editing-cycles>
    <meta:generator>LibreOffice/4.2.8.2$Linux_X86_64 LibreOffice_project/420$Build-2</meta:generator>
    <meta:document-statistic meta:table-count="0" meta:image-count="0" meta:object-count="0" meta:page-count="2" meta:paragraph-count="71" meta:word-count="173" meta:character-count="1097" meta:non-whitespace-character-count="903"/>
  </office:meta>
</office:document-meta>
</file>